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OD Train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Key Models Survey</text:p>
            <text:p><text:span text:style-name="T1">(add how they fit into a simula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Manager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The key to JEOD operations; MUST be included in all JEOD simulations (requires the Time Model)</text:span></text:p>
              </text:list-item>
              <text:list-item>
                <text:p><text:span text:style-name="T2">Maintains registries of all dynamic objects (Planets, DynBodies, MassBodies, GravityBodies, RefFrames, etc.)</text:span></text:p>
              </text:list-item>
              <text:list-item>
                <text:p><text:span text:style-name="T2">Orchestrates simulation initialization</text:span></text:p>
              </text:list-item>
              <text:list-item>
                <text:p><text:span text:style-name="T2">Manages the Reference Frame tree, including all active ephemerides models</text:span></text:p>
              </text:list-item>
              <text:list-item>
                <text:p><text:span text:style-name="T2">Manages all dynamic elements of a simulation</text:span></text:p>
              </text:list-item>
              <text:list-item>
                <text:p><text:span text:style-name="T2">Responsible to ensure all required state integrations are performed appropriate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phemer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rovides state updates for key solar system bodies (e.g. planets) that will not be integrated by JEOD</text:span></text:p>
              </text:list-item>
              <text:list-item>
                <text:p><text:span text:style-name="T2">Three modes: Empty Space, Single Planet, Ephemeris</text:span></text:p>
              </text:list-item>
              <text:list-item>
                <text:p><text:span text:style-name="T2">Starting with version 3.3, two industry-accepted standard models:</text:span></text:p>
                <text:list>
                  <text:list-item>
                    <text:p><text:span text:style-name="T2"><text:s/></text:span><text:span text:style-name="T2">JPL DE405, DE421</text:span></text:p>
                    <text:list>
                      <text:list-item>
                        <text:p><text:span text:style-name="T2">Provides Sun, all planets, Pluto, Moon</text:span></text:p>
                      </text:list-item>
                    </text:list>
                  </text:list-item>
                  <text:list-item>
                    <text:p><text:span text:style-name="T2">JPL SPICE</text:span></text:p>
                    <text:list>
                      <text:list-item>
                        <text:p><text:span text:style-name="T2">Allows for many more celestial bodies (asteroids, moons, etc.)</text:span></text:p>
                      </text:list-item>
                      <text:list-item>
                        <text:p><text:span text:style-name="T2">Must be downloaded separately, but interfaces seamlessl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opagatedPlanet allows integration of a specific celestial body</text:span></text:p>
                <text:list>
                  <text:list-item>
                    <text:p><text:span text:style-name="T2">Allows to add e.g. Phobos, Deimos, asteroids</text:span></text:p>
                  </text:list-item>
                  <text:list-item>
                    <text:p><text:span text:style-name="T2">Allows switching between ephemeris and integration for DE4xx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vity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s gravitational calculations for all planets/objects provided/specified</text:p>
              </text:list-item>
              <text:list-item>
                <text:p>Allows individual control of gravitational effects on a per-vehicle, per-planet basis</text:p>
                <text:list>
                  <text:list-item>
                    <text:p>Gravity on/off for a particular object on that vehicle</text:p>
                  </text:list-item>
                  <text:list-item>
                    <text:p>Point-mass or non-spherical gravity</text:p>
                  </text:list-item>
                  <text:list-item>
                    <text:p>Different non-spherical degree and order per vehicle</text:p>
                  </text:list-item>
                </text:list>
              </text:list-item>
              <text:list-item>
                <text:p>Optional module adds gravity gradient calculations</text:p>
              </text:list-item>
            </text:list>
            <text:p/>
            <text:p><text:span text:style-name="T1">(Discuss pieces and distinctions – GravityBody, GravityModel, GravityControls, GravityGradien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ynBo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ulates the dynamics of a space vehicle</text:p>
              </text:list-item>
              <text:list-item>
                <text:p>All vehicle-specific JEOD models connect to it</text:p>
              </text:list-item>
              <text:list-item>
                <text:p>With DynManager, allows for attach/detach of vehicles while maintaining consistency of states</text:p>
              </text:list-item>
              <text:list-item>
                <text:p>MassBody allows for e.g. fuel tank mode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Morris</meta:initial-creator>
    <meta:creation-date>2016-09-16T10:52:13.959668641</meta:creation-date>
    <dc:date>2019-03-08T11:56:02.892389545</dc:date>
    <meta:editing-duration>PT2H58M8S</meta:editing-duration>
    <meta:editing-cycles>25</meta:editing-cycles>
    <meta:generator>LibreOffice/5.3.6.1$Linux_X86_64 LibreOffice_project/30$Build-1</meta:generator>
    <meta:document-statistic meta:object-count="41"/>
  </office:meta>
</office:document-meta>
</file>